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Old Ones</text:span> – They should guard the artifacts somehow. <text:s/>The player will have to complete their challenges (some could be combat) to retrieve the artifacts. <text:s/>Killing the Old Ones should be an option but have large ramifications and basically be part of the <text:span text:style-name="T1">best</text:span> en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9S</meta:editing-duration>
    <meta:editing-cycles>4</meta:editing-cycles>
    <meta:generator>OpenOffice.org/3.3$Win32 OpenOffice.org_project/330m20$Build-9567</meta:generator>
    <dc:date>2012-05-01T02:23:04.41</dc:date>
    <dc:creator>Eric Wykoff</dc:creator>
    <meta:document-statistic meta:table-count="0" meta:image-count="0" meta:object-count="0" meta:page-count="1" meta:paragraph-count="1" meta:word-count="45" meta:character-count="265"/>
    <meta:user-defined meta:name="Info 1"/>
    <meta:user-defined meta:name="Info 2"/>
    <meta:user-defined meta:name="Info 3"/>
    <meta:user-defined meta:name="Info 4"/>
  </office:meta>
</office:document-meta>
</file>